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mbusSanL-Regu" svg:font-family="NimbusSanL-Regu" style:font-family-generic="roman" style:font-pitch="variable"/>
  </office:font-face-decls>
  <office:automatic-styles>
    <style:style style:name="P1" style:family="paragraph" style:parent-style-name="Standard">
      <style:text-properties officeooo:rsid="000d89f7"/>
    </style:style>
    <style:style style:name="P2" style:family="paragraph" style:parent-style-name="Standard">
      <style:text-properties officeooo:rsid="000d96f3" officeooo:paragraph-rsid="000d96f3"/>
    </style:style>
    <style:style style:name="P3" style:family="paragraph" style:parent-style-name="Heading_20_4">
      <style:text-properties officeooo:paragraph-rsid="001068e3"/>
    </style:style>
    <style:style style:name="P4" style:family="paragraph" style:parent-style-name="Text_20_body">
      <style:text-properties officeooo:paragraph-rsid="001068e3"/>
    </style:style>
    <style:style style:name="P5" style:family="paragraph" style:parent-style-name="Heading_20_4">
      <style:text-properties officeooo:paragraph-rsid="001086cb"/>
    </style:style>
    <style:style style:name="P6" style:family="paragraph" style:parent-style-name="Text_20_body" style:list-style-name="L1">
      <style:text-properties officeooo:paragraph-rsid="001086cb"/>
    </style:style>
    <style:style style:name="P7" style:family="paragraph" style:parent-style-name="Text_20_body">
      <style:text-properties officeooo:paragraph-rsid="001086cb"/>
    </style:style>
    <style:style style:name="P8" style:family="paragraph" style:parent-style-name="Standard">
      <style:text-properties officeooo:paragraph-rsid="001086cb"/>
    </style:style>
    <style:style style:name="P9" style:family="paragraph" style:parent-style-name="Standard">
      <style:text-properties style:font-name="NimbusSanL-Regu" fo:font-size="11pt" officeooo:paragraph-rsid="001086cb" style:font-size-asian="11pt"/>
    </style:style>
    <style:style style:name="P10" style:family="paragraph" style:parent-style-name="Text_20_body">
      <style:text-properties officeooo:rsid="001086cb" officeooo:paragraph-rsid="001086cb"/>
    </style:style>
    <style:style style:name="P11" style:family="paragraph" style:parent-style-name="Heading_20_4">
      <style:text-properties officeooo:paragraph-rsid="00112e25"/>
    </style:style>
    <style:style style:name="P12" style:family="paragraph" style:parent-style-name="Text_20_body">
      <style:text-properties officeooo:paragraph-rsid="00112e25"/>
    </style:style>
    <style:style style:name="P13" style:family="paragraph" style:parent-style-name="Text_20_body">
      <style:text-properties officeooo:rsid="00112e25" officeooo:paragraph-rsid="00112e25"/>
    </style:style>
    <style:style style:name="P14" style:family="paragraph" style:parent-style-name="Text_20_body">
      <style:text-properties officeooo:rsid="00112e25" officeooo:paragraph-rsid="00125c21"/>
    </style:style>
    <style:style style:name="P15" style:family="paragraph" style:parent-style-name="Heading_20_4">
      <style:text-properties officeooo:paragraph-rsid="00125c21"/>
    </style:style>
    <style:style style:name="P16" style:family="paragraph" style:parent-style-name="Text_20_body">
      <style:text-properties officeooo:rsid="00125c21" officeooo:paragraph-rsid="00125c21"/>
    </style:style>
    <style:style style:name="P17" style:family="paragraph" style:parent-style-name="Heading_20_4">
      <style:text-properties officeooo:paragraph-rsid="001430a7"/>
    </style:style>
    <style:style style:name="P18" style:family="paragraph" style:parent-style-name="Text_20_body">
      <style:text-properties officeooo:rsid="001430a7" officeooo:paragraph-rsid="001430a7"/>
    </style:style>
    <style:style style:name="P19" style:family="paragraph" style:parent-style-name="Text_20_body">
      <style:text-properties officeooo:paragraph-rsid="001430a7"/>
    </style:style>
    <style:style style:name="P20" style:family="paragraph" style:parent-style-name="Heading_20_4">
      <style:text-properties officeooo:paragraph-rsid="00143c55"/>
    </style:style>
    <style:style style:name="P21" style:family="paragraph" style:parent-style-name="Text_20_body">
      <style:text-properties officeooo:rsid="00143c55" officeooo:paragraph-rsid="00143c55"/>
    </style:style>
    <style:style style:name="P22" style:family="paragraph" style:parent-style-name="Heading_20_4">
      <style:text-properties officeooo:paragraph-rsid="0015bee9"/>
    </style:style>
    <style:style style:name="P23" style:family="paragraph" style:parent-style-name="Text_20_body">
      <style:text-properties officeooo:rsid="0015bee9" officeooo:paragraph-rsid="0015bee9"/>
    </style:style>
    <style:style style:name="P24" style:family="paragraph" style:parent-style-name="Text_20_body" style:list-style-name="L2">
      <style:text-properties officeooo:rsid="0015bee9" officeooo:paragraph-rsid="0015bee9"/>
    </style:style>
    <style:style style:name="P25" style:family="paragraph" style:parent-style-name="Heading_20_4">
      <style:text-properties officeooo:rsid="001430a7" officeooo:paragraph-rsid="001430a7"/>
    </style:style>
    <style:style style:name="P26" style:family="paragraph" style:parent-style-name="Heading_20_4">
      <style:text-properties officeooo:paragraph-rsid="001a2045"/>
    </style:style>
    <style:style style:name="P27" style:family="paragraph" style:parent-style-name="Text_20_body">
      <style:text-properties officeooo:rsid="001bf448" officeooo:paragraph-rsid="001bf448"/>
    </style:style>
    <style:style style:name="P28" style:family="paragraph" style:parent-style-name="Text_20_body">
      <style:text-properties officeooo:paragraph-rsid="001d7aec"/>
    </style:style>
    <style:style style:name="P29" style:family="paragraph" style:parent-style-name="Text_20_body">
      <style:text-properties officeooo:rsid="001d7aec" officeooo:paragraph-rsid="001d7aec"/>
    </style:style>
    <style:style style:name="P30" style:family="paragraph" style:parent-style-name="Text_20_body">
      <style:text-properties officeooo:rsid="001f9164" officeooo:paragraph-rsid="001f9164"/>
    </style:style>
    <style:style style:name="T1" style:family="text">
      <style:text-properties officeooo:rsid="000d96f3"/>
    </style:style>
    <style:style style:name="T2" style:family="text">
      <style:text-properties officeooo:rsid="001068e3"/>
    </style:style>
    <style:style style:name="T3" style:family="text">
      <style:text-properties officeooo:rsid="001086cb"/>
    </style:style>
    <style:style style:name="T4" style:family="text">
      <style:text-properties fo:font-family="CMMI10" style:font-family-generic="roman" style:font-pitch="variable" fo:font-size="11pt" style:font-size-asian="11pt"/>
    </style:style>
    <style:style style:name="T5" style:family="text">
      <style:text-properties fo:font-family="CMR10" style:font-family-generic="roman" style:font-pitch="variable" fo:font-size="11pt" style:font-size-asian="11pt"/>
    </style:style>
    <style:style style:name="T6" style:family="text">
      <style:text-properties fo:font-family="CMSY10" style:font-family-generic="roman" style:font-pitch="variable" fo:font-size="11pt" officeooo:rsid="001086cb" style:font-size-asian="11pt"/>
    </style:style>
    <style:style style:name="T7" style:family="text">
      <style:text-properties officeooo:rsid="00112e25"/>
    </style:style>
    <style:style style:name="T8" style:family="text">
      <style:text-properties officeooo:rsid="00125c21"/>
    </style:style>
    <style:style style:name="T9" style:family="text">
      <style:text-properties officeooo:rsid="001430a7"/>
    </style:style>
    <style:style style:name="T10" style:family="text">
      <style:text-properties officeooo:rsid="00143c55"/>
    </style:style>
    <style:style style:name="T11" style:family="text">
      <style:text-properties officeooo:rsid="0015bee9"/>
    </style:style>
    <style:style style:name="T12" style:family="text">
      <style:text-properties officeooo:rsid="00175386"/>
    </style:style>
    <style:style style:name="T13" style:family="text">
      <style:text-properties officeooo:rsid="0018223c"/>
    </style:style>
    <style:style style:name="T14" style:family="text">
      <style:text-properties officeooo:rsid="001a2045"/>
    </style:style>
    <style:style style:name="T15" style:family="text">
      <style:text-properties officeooo:rsid="001bf448"/>
    </style:style>
    <style:style style:name="T16" style:family="text">
      <style:text-properties officeooo:rsid="001d7aec"/>
    </style:style>
    <style:style style:name="T17" style:family="text">
      <style:text-properties officeooo:rsid="001e4172"/>
    </style:style>
    <style:style style:name="T18" style:family="text">
      <style:text-properties officeooo:rsid="001f9164"/>
    </style:style>
    <style:style style:name="T19" style:family="text">
      <style:text-properties officeooo:rsid="00210e38"/>
    </style:style>
    <style:style style:name="T20" style:family="text">
      <style:text-properties officeooo:rsid="002461b8"/>
    </style:style>
    <style:style style:name="T21" style:family="text">
      <style:text-properties officeooo:rsid="00267cd7"/>
    </style:style>
    <style:style style:name="T22" style:family="text">
      <style:text-properties officeooo:rsid="00299b95"/>
    </style:style>
    <style:style style:name="T23" style:family="text">
      <style:text-properties officeooo:rsid="002a6686"/>
    </style:style>
    <style:style style:name="T24" style:family="text">
      <style:text-properties officeooo:rsid="002b975a"/>
    </style:style>
    <style:style style:name="T25" style:family="text">
      <style:text-properties officeooo:rsid="002bb699"/>
    </style:style>
    <style:style style:name="T26" style:family="text">
      <style:text-properties officeooo:rsid="002cb5c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1. Fa<text:span text:style-name="T1">ça</text:span> um programa que leia um número inteiro e o imprima.</text:h>
      <text:p text:style-name="P1"/>
      <text:p text:style-name="P1">#include &lt;stdio.h&gt;<text:line-break/><text:line-break/>int main(){<text:line-break/><text:line-break/>//entrada do número inteiro<text:line-break/>int num1;<text:line-break/>printf("Insira um número inteiro\n");<text:line-break/>scanf("%d", &amp;num1);<text:line-break/><text:line-break/>//saída do valor armazenado<text:line-break/>printf("aqui está o seu número %d", num1);<text:line-break/><text:line-break/>return 0;<text:line-break/>}</text:p>
      <text:p text:style-name="P1"/>
      <text:h text:style-name="Heading_20_4" text:outline-level="4">2. Fa<text:span text:style-name="T1">ça</text:span> um programa que leia um número real e o imprima.</text:h>
      <text:p text:style-name="P1"/>
      <text:p text:style-name="P1">#include &lt;stdio.h&gt;<text:line-break/><text:line-break/>int main(){<text:line-break/><text:line-break/>//entrada do número inteiro<text:line-break/>float num1;<text:line-break/>printf("Insira um número inteiro\n");<text:line-break/>scanf("%f", &amp;num1);<text:line-break/><text:line-break/>//saída do valor armazenado<text:line-break/>printf("aqui está o seu número %.02f", num1);<text:line-break/><text:line-break/>return 0;<text:line-break/>}</text:p>
      <text:p text:style-name="P1"/>
      <text:h text:style-name="Heading_20_4" text:outline-level="4">3. Pe<text:span text:style-name="T1">ça</text:span> ao usuario para digitar tr<text:span text:style-name="T1">ê</text:span>s valores inteiros e imprima a soma deles.</text:h>
      <text:p text:style-name="P1"/>
      <text:p text:style-name="P1">#include &lt;stdio.h&gt;<text:line-break/><text:line-break/>int main(){<text:line-break/><text:line-break/>//entrada dos números inteiros<text:line-break/>int a,b,c,soma;<text:line-break/>printf("Insira 3 números inteiros para saber a soma deles\n");<text:line-break/>scanf("%d", &amp;a);<text:line-break/>scanf("%d", &amp;b);<text:line-break/>scanf("%d", &amp;c);<text:line-break/><text:line-break/>// soma dos valores inseridos<text:line-break/>soma=a+b+c;<text:line-break/><text:line-break/>//saída do valor armazenado<text:line-break/>printf("a soma de %d, %d e %d é %d", a, b, c, soma);<text:line-break/><text:line-break/>return 0;<text:line-break/>}</text:p>
      <text:p text:style-name="P1"/>
      <text:h text:style-name="Heading_20_4" text:outline-level="4">4. Leia um número real e imprima o resultado do quadrado desse número.</text:h>
      <text:p text:style-name="Text_20_body"/>
      <text:p text:style-name="P2">#include &lt;stdio.h&gt;<text:line-break/>#include &lt;math.h&gt;<text:line-break/><text:line-break/>int main(){<text:line-break/><text:line-break/>//entrada do número inteiro<text:line-break/>double a,b;<text:line-break/>printf("Insira um número inteiro para saber o quadrado dele\n");<text:line-break/>scanf("%lf", &amp;a);<text:line-break/><text:line-break/>// função de math.h que faz o quadrado de um número<text:line-break/>b=2;<text:line-break/><text:line-break/>//saída do valor armazenado<text:line-break/>printf("%.0f elevado ao quadrado é %.0f", a, pow(a,b));<text:line-break/><text:line-break/>return 0;<text:line-break/>}</text:p>
      <text:p text:style-name="P2"/>
      <text:h text:style-name="P3" text:outline-level="4"><text:span text:style-name="T2">5</text:span>. Leia um n<text:span text:style-name="T2">ú</text:span>mero real e imprima a quinta parte deste n<text:span text:style-name="T2">ú</text:span>mero.</text:h>
      <text:p text:style-name="P4"/>
      <text:p text:style-name="P4">#include &lt;stdio.h&gt;<text:line-break/><text:line-break/>int main(){<text:line-break/><text:line-break/>//entrada do número inteiro<text:line-break/>float a,b;<text:line-break/>printf("Insira um número inteiro para saber a quinta parte dele\n");<text:line-break/>scanf("%f", &amp;a);<text:line-break/><text:line-break/>// divisão do valor dado<text:line-break/>b=a/5;<text:line-break/><text:line-break/>//saída do valor armazenado<text:line-break/>printf("a quinta parte de %.2f é %.2f", a,b);<text:line-break/><text:line-break/>return 0;<text:line-break/>}</text:p>
      <text:h text:style-name="P5" text:outline-level="4"><text:span text:style-name="T3">6</text:span>. Leia uma temperatura em graus Celsius e apresente-a convertida em graus Fahrenheit.</text:h>
      <text:list text:style-name="L1">
        <text:list-item>
          <text:p text:style-name="P6">A f<text:span text:style-name="T3">ó</text:span>rmula de convers<text:span text:style-name="T3">ã</text:span>o <text:span text:style-name="T3">é</text:span>: F = C<text:span text:style-name="T3">*</text:span>(9/<text:span text:style-name="T3">5</text:span>)+32, sendo F a temperatura em Fahrenheit C a temperatura em Celsius.</text:p>
        </text:list-item>
      </text:list>
      <text:p text:style-name="P7">#include &lt;stdio.h&gt;<text:line-break/>#include &lt;stdlib.h&gt;<text:line-break/><text:line-break/>int main() {<text:line-break/> <text:s text:c="3"/>float temp;<text:line-break/> <text:s text:c="3"/>//entrada de dados<text:line-break/> <text:s text:c="3"/>printf ("Insira a temperatura em Celsius para conversão: \n");<text:line-break/> <text:s text:c="3"/>scanf("%f", &amp;temp);<text:line-break/> <text:s text:c="3"/><text:line-break/> <text:s text:c="3"/>// conversão e exibição<text:line-break/> <text:s text:c="3"/>printf ("%.2f Celsius em Fahrenheit é equivalente a %.2f", temp, (temp*9/5)+32);<text:line-break/> <text:s text:c="3"/>return 0;<text:line-break/>}</text:p>
      <text:h text:style-name="P5" text:outline-level="4"><text:span text:style-name="T3">7</text:span>. Leia uma temperatura em graus Fahrenheit e apresente-a convertida em graus Celsius.</text:h>
      <text:p text:style-name="P8"><text:span text:style-name="T4">C </text:span><text:span text:style-name="T5">= 50</text:span><text:span text:style-name="T6">*</text:span><text:span text:style-name="T5">(</text:span><text:span text:style-name="T4">F-</text:span><text:span text:style-name="T5">32)</text:span><text:span text:style-name="T4">/</text:span><text:span text:style-name="T5">9</text:span></text:p>
      <text:p text:style-name="P9"/>
      <text:p text:style-name="P9">#include &lt;stdio.h&gt;<text:line-break/>#include &lt;stdlib.h&gt;<text:line-break/><text:line-break/>int main() {<text:line-break/> <text:s text:c="3"/>float temp;<text:line-break/> <text:s text:c="3"/>//entrada de dados<text:line-break/> <text:s text:c="3"/>printf ("Insira a temperatura em Fahrenheit para conversão: \n");<text:line-break/> <text:s text:c="3"/>scanf("%f", &amp;temp);<text:line-break/> <text:s text:c="3"/><text:line-break/> <text:s text:c="3"/>// conversão e exibição<text:line-break/> <text:s text:c="3"/>printf ("%.2f Fahrenheit em Celsius é equivalente a %.2f", temp, 5*(temp-32)/9);<text:line-break/> <text:s text:c="3"/>return 0;<text:line-break/>}</text:p>
      <text:p text:style-name="P9"/>
      <text:h text:style-name="P5" text:outline-level="4"><text:span text:style-name="T3">8</text:span>. Leia uma temperatura em graus <text:span text:style-name="T3">Kelvin</text:span> e apresente-a convertida em graus Celsius.</text:h>
      <text:p text:style-name="P10">C=K-273.15</text:p>
      <text:p text:style-name="P10">#include &lt;stdio.h&gt;<text:line-break/>#include &lt;stdlib.h&gt;<text:line-break/><text:line-break/>int main() {<text:line-break/> <text:s text:c="3"/>float temp;<text:line-break/> <text:s text:c="3"/>//entrada de dados<text:line-break/> <text:s text:c="3"/>printf ("Insira a temperatura em Kelvin para conversão: \n");<text:line-break/> <text:s text:c="3"/>scanf("%f", &amp;temp);<text:line-break/> <text:s text:c="3"/><text:line-break/> <text:s text:c="3"/>// conversão e exibição<text:line-break/> <text:s text:c="3"/>printf ("%.2f Kelvin é equivalente a %.2f em Celsius", temp, temp-273.15);<text:line-break/> <text:s text:c="3"/>return 0;<text:line-break/>}</text:p>
      <text:h text:style-name="P11" text:outline-level="4"><text:span text:style-name="T7">9</text:span>. Leia uma temperatura em graus Celsius e apresente-a convertida em graus Kelvin.</text:h>
      <text:p text:style-name="P12">#include &lt;stdio.h&gt;<text:line-break/>#include &lt;stdlib.h&gt;<text:line-break/><text:line-break/>int main() {<text:line-break/> <text:s text:c="3"/>float temp;<text:line-break/> <text:s text:c="3"/>//entrada de dados<text:line-break/> <text:s text:c="3"/>printf ("Insira a temperatura em Celsius para conversão: \n");<text:line-break/> <text:s text:c="3"/>scanf("%f", &amp;temp);<text:line-break/> <text:s text:c="3"/><text:line-break/> <text:s text:c="3"/>// conversão e exibição<text:line-break/> <text:s text:c="3"/>printf ("%.2f Celsius é equivalente a %.2f em Kelvin", temp, temp+273.15);<text:line-break/> <text:s text:c="3"/>return 0;<text:line-break/>}</text:p>
      <text:h text:style-name="P11" text:outline-level="4"><text:span text:style-name="T7">10</text:span>. Leia <text:span text:style-name="T7">a velocidade inserida em km/h e apresente-a convertida em m/s.</text:span></text:h>
      <text:p text:style-name="P13">M=K/3.6</text:p>
      <text:p text:style-name="P13">#include &lt;stdio.h&gt;<text:line-break/>#include &lt;stdlib.h&gt;<text:line-break/><text:line-break/>int main() {<text:line-break/> <text:s text:c="3"/>double velocidade;<text:line-break/> <text:s text:c="3"/>//entrada de dados<text:line-break/> <text:s text:c="3"/>printf ("Insira velocidade em KM/h para conversão: \n");<text:line-break/> <text:s text:c="3"/>scanf("%lf", &amp;velocidade);<text:line-break/> <text:s text:c="3"/><text:line-break/> <text:s text:c="3"/>// conversão e exibição<text:line-break/> <text:s text:c="3"/>printf ("%.2lf KM/h é equivalente a %lf em m/s", velocidade, velocidade/3.6);<text:line-break/> <text:s text:c="3"/>return 0;<text:line-break/>}</text:p>
      <text:h text:style-name="P11" text:outline-level="4"><text:span text:style-name="T7">11</text:span>. Leia a velocidade inserida em m/s e apresente-a convertida em km/h.</text:h>
      <text:p text:style-name="P13">K=M*3.6</text:p>
      <text:p text:style-name="P13">#include &lt;stdio.h&gt;<text:line-break/>#include &lt;stdlib.h&gt;<text:line-break/><text:line-break/>int main() {<text:line-break/> <text:s text:c="3"/>double velocidade;<text:line-break/> <text:s text:c="3"/>//entrada de dados<text:line-break/> <text:s text:c="3"/>printf ("Insira velocidade em m/s para conversão: \n");<text:line-break/> <text:s text:c="3"/>scanf("%lf", &amp;velocidade);<text:line-break/> <text:s text:c="3"/><text:line-break/> <text:s text:c="3"/>// conversão e exibição<text:line-break/> <text:s text:c="3"/>printf ("%lf m/s é equivalente a %.2lf em KM/h ", velocidade, velocidade*3.6);<text:line-break/> <text:s text:c="3"/>return 0;<text:line-break/>}</text:p>
      <text:h text:style-name="P11" text:outline-level="4">1<text:span text:style-name="T7">2</text:span>. Leia a velocidade inserida em <text:span text:style-name="T7">milhas</text:span> e apresente-a convertida em <text:span text:style-name="T7">quilômetros</text:span>.</text:h>
      <text:p text:style-name="P13">K=1,61*M</text:p>
      <text:p text:style-name="P13">#include &lt;stdio.h&gt;<text:line-break/>#include &lt;stdlib.h&gt;<text:line-break/><text:line-break/>int main() {<text:line-break/> <text:s text:c="3"/>float distancia;<text:line-break/> <text:s text:c="3"/>//entrada de dados<text:line-break/> <text:s text:c="3"/>printf ("Insira distancia em milhas para conversão: \n");<text:line-break/> <text:s text:c="3"/>scanf("%f", &amp;distancia);<text:line-break/> <text:s text:c="3"/><text:line-break/> <text:s text:c="3"/>// conversão e exibição<text:line-break/> <text:s text:c="3"/>printf ("%.2f milhas é equivalente a %lf em Quilômetros ", distancia, distancia*1.61);<text:line-break/> <text:s text:c="3"/>return 0;<text:line-break/>}</text:p>
      <text:h text:style-name="P11" text:outline-level="4">1<text:span text:style-name="T7">3</text:span>. Leia a velocidade inserida em <text:span text:style-name="T7">quilômetros</text:span> e apresente-a convertida em <text:span text:style-name="T7">milhas.</text:span></text:h>
      <text:p text:style-name="P14"><text:span text:style-name="T8">M</text:span>=<text:span text:style-name="T8">K/</text:span>1,61</text:p>
      <text:p text:style-name="P12">#include &lt;stdio.h&gt;<text:line-break/>#include &lt;stdlib.h&gt;<text:line-break/><text:line-break/>int main() {<text:line-break/> <text:s text:c="3"/>float distancia;<text:line-break/> <text:s text:c="3"/>//entrada de dados<text:line-break/> <text:s text:c="3"/>printf ("Insira distancia em quilômetros para conversão: \n");<text:line-break/> <text:s text:c="3"/>scanf("%f", &amp;distancia);<text:line-break/> <text:s text:c="3"/><text:line-break/> <text:s text:c="3"/>// conversão e exibição<text:line-break/> <text:s text:c="3"/>printf ("%.2f quilômetros é equivalente a %lf em milhas ", distancia, distancia/1.61);<text:line-break/> <text:s text:c="3"/>return 0;<text:line-break/>}</text:p>
      <text:h text:style-name="P15" text:outline-level="4"><text:span text:style-name="T8">14</text:span>. Leia <text:span text:style-name="T8">um ângulo em graus e apresente-o convertido em radianos</text:span><text:span text:style-name="T7">.</text:span></text:h>
      <text:p text:style-name="P16">R=G*3.14/180</text:p>
      <text:p text:style-name="P16">#include &lt;stdio.h&gt;<text:line-break/>#include &lt;stdlib.h&gt;<text:line-break/><text:line-break/>int main() {<text:line-break/> <text:s text:c="3"/>float graus;<text:line-break/> <text:s text:c="3"/>//entrada de dados<text:line-break/> <text:s text:c="3"/>printf ("Insira os graus da figura para conversão: \n");<text:line-break/> <text:s text:c="3"/>scanf("%f", &amp;graus);<text:line-break/> <text:s text:c="3"/><text:line-break/> <text:s text:c="3"/>// conversão e exibição<text:line-break/> <text:s text:c="3"/>printf ("%.2f graus é equivalente a %lf radianos ", graus, graus*3.14/180);<text:line-break/> <text:s text:c="3"/>return 0;<text:line-break/>}</text:p>
      <text:h text:style-name="P15" text:outline-level="4"><text:span text:style-name="T8">15</text:span>. Leia um ângulo em radianos e apresente-o convertido em graus<text:span text:style-name="T7">.</text:span></text:h>
      <text:p text:style-name="P16">G=R*180/3,14</text:p>
      <text:p text:style-name="P16">#include &lt;stdio.h&gt;<text:line-break/>#include &lt;stdlib.h&gt;<text:line-break/><text:line-break/>int main() {<text:line-break/> <text:s text:c="3"/>float radianos;<text:line-break/> <text:s text:c="3"/>//entrada de dados<text:line-break/> <text:s text:c="3"/>printf ("Insira os radianos da figura para conversão: \n");<text:line-break/> <text:s text:c="3"/>scanf("%f", &amp;radianos);<text:line-break/> <text:s text:c="3"/><text:line-break/> <text:s text:c="3"/>// conversão e exibição<text:line-break/> <text:s text:c="3"/>printf ("%.2f radianos é equivalente a %lf graus ", radianos, radianos*180/3.14);<text:line-break/> <text:s text:c="3"/>return 0;<text:line-break/>}</text:p>
      <text:h text:style-name="P15" text:outline-level="4"><text:span text:style-name="T8">16</text:span>. Leia <text:span text:style-name="T8">o comprimento em polegadas e apresente-o convertido em centímetros</text:span><text:span text:style-name="T7">.</text:span></text:h>
      <text:p text:style-name="P16">C=P*2,54</text:p>
      <text:p text:style-name="P16">#include &lt;stdio.h&gt;<text:line-break/>#include &lt;stdlib.h&gt;<text:line-break/><text:line-break/>int main() {<text:line-break/> <text:s text:c="3"/>float medida;<text:line-break/> <text:s text:c="3"/>//entrada de dados<text:line-break/> <text:s text:c="3"/>printf ("Insira a quantidade de polegadas para conversão em centímetros: \n");<text:line-break/> <text:s text:c="3"/>scanf("%f", &amp;medida);<text:line-break/> <text:s text:c="3"/><text:line-break/> <text:s text:c="3"/>// conversão e exibição<text:line-break/> <text:s text:c="3"/>printf ("%.2f polegadas é equivalente a %.2lf centímetros ", medida, medida*2.54);<text:line-break/> <text:s text:c="3"/>return 0;<text:line-break/>}</text:p>
      <text:h text:style-name="P17" text:outline-level="4"><text:span text:style-name="T9">17</text:span>. Leia o comprimento em centímetros e apresente-o convertido em polegadas<text:span text:style-name="T7">.</text:span></text:h>
      <text:p text:style-name="P16">#include &lt;stdio.h&gt;<text:line-break/>#include &lt;stdlib.h&gt;<text:line-break/><text:line-break/>int main() {<text:line-break/> <text:s text:c="3"/>float medida;<text:line-break/> <text:s text:c="3"/>//entrada de dados<text:line-break/> <text:s text:c="3"/>printf ("Insira a quantidade de centrímetros para conversão em centímetros: \n");<text:line-break/> <text:s text:c="3"/>scanf("%f", &amp;medida);<text:line-break/> <text:s text:c="3"/><text:line-break/> <text:s text:c="3"/>// conversão e exibição<text:line-break/> <text:s text:c="3"/>printf ("%.2f centímetros é equivalente a %.2lf polegadas ", medida, medida/2.54);<text:line-break/> <text:s text:c="3"/>return 0;<text:line-break/>}</text:p>
      <text:h text:style-name="P17" text:outline-level="4"><text:span text:style-name="T9">18</text:span>. Leia <text:span text:style-name="T9">um valor em metros cúbicos e apresente-o convertido em litros</text:span><text:span text:style-name="T7">.</text:span></text:h>
      <text:p text:style-name="P18">L=1000*M</text:p>
      <text:p text:style-name="P19">#include &lt;stdio.h&gt;<text:line-break/>#include &lt;stdlib.h&gt;<text:line-break/><text:line-break/>int main() {<text:line-break/> <text:s text:c="3"/>float medida;<text:line-break/> <text:s text:c="3"/>//entrada de dados<text:line-break/> <text:s text:c="3"/>printf ("Insira quantos m³ para conversão em litros: \n");<text:line-break/> <text:s text:c="3"/>scanf("%f", &amp;medida);<text:line-break/> <text:s text:c="3"/><text:line-break/> <text:s text:c="3"/>// conversão e exibição<text:line-break/> <text:s text:c="3"/>printf ("%.2f m³ é equivalente a %.2lf litros ", medida, medida*1000);<text:line-break/> <text:s text:c="3"/>return 0;<text:line-break/>}</text:p>
      <text:h text:style-name="P17" text:outline-level="4"><text:span text:style-name="T9">19</text:span>. Leia <text:span text:style-name="T9">um valor em litros e apresente-o convertido em metros cúbicos</text:span><text:span text:style-name="T7">.</text:span></text:h>
      <text:p text:style-name="P18">M=L/1000</text:p>
      <text:p text:style-name="P18">#include &lt;stdio.h&gt;<text:line-break/>#include &lt;stdlib.h&gt;<text:line-break/><text:line-break/>int main() {<text:line-break/> <text:s text:c="3"/>float medida;<text:line-break/> <text:s text:c="3"/>//entrada de dados<text:line-break/> <text:s text:c="3"/>printf ("Insira quantos litros para conversão em m³ : \n");<text:line-break/> <text:s text:c="3"/>scanf("%f", &amp;medida);<text:line-break/> <text:s text:c="3"/><text:line-break/> <text:s text:c="3"/>// conversão e exibição<text:line-break/> <text:s text:c="3"/>printf ("%.2f litros é equivalente a %.2lf m³ ", medida, medida/1000);<text:line-break/> <text:s text:c="3"/>return 0;<text:line-break/>}</text:p>
      <text:h text:style-name="P17" text:outline-level="4"><text:span text:style-name="T9">20</text:span>. Leia um valor em <text:span text:style-name="T9">Quilogramas</text:span> e apresente-o convertido em <text:span text:style-name="T9">libras</text:span><text:span text:style-name="T7">.</text:span></text:h>
      <text:p text:style-name="P18">L=K/0,45</text:p>
      <text:p text:style-name="P19">#include &lt;stdio.h&gt;<text:line-break/>#include &lt;stdlib.h&gt;<text:line-break/><text:line-break/>int main() {<text:line-break/> <text:s text:c="3"/>float medida;<text:line-break/> <text:s text:c="3"/>//entrada de dados<text:line-break/> <text:s text:c="3"/>printf ("Insira quantos quilogramas para conversão em libras : \n");<text:line-break/> <text:s text:c="3"/>scanf("%f", &amp;medida);<text:line-break/> <text:s text:c="3"/><text:line-break/> <text:s text:c="3"/>// conversão e exibição<text:line-break/> <text:s text:c="3"/>printf ("%.2f quilogramas é equivalente a %.2lf libras ", medida, medida/0.45);<text:line-break/> <text:s text:c="3"/>return 0;<text:line-break/>}</text:p>
      <text:h text:style-name="P20" text:outline-level="4"><text:span text:style-name="T9">21</text:span>. Leia um valor em <text:span text:style-name="T9">libras</text:span> e apresente-o convertido em <text:span text:style-name="T9">Quilogramas</text:span><text:span text:style-name="T7">.</text:span></text:h>
      <text:p text:style-name="P18">K=L*0,45</text:p>
      <text:p text:style-name="P18">#include &lt;stdio.h&gt;<text:line-break/>#include &lt;stdlib.h&gt;<text:line-break/><text:line-break/>int main() {<text:line-break/> <text:s text:c="3"/>float medida;<text:line-break/> <text:s text:c="3"/>//entrada de dados<text:line-break/> <text:s text:c="3"/>printf ("Insira quantos libras para conversão em quilogramas : \n");<text:line-break/> <text:s text:c="3"/>scanf("%f", &amp;medida);<text:line-break/> <text:s text:c="3"/><text:line-break/> <text:s text:c="3"/>// conversão e exibição<text:line-break/> <text:s text:c="3"/>printf ("%.2f libras é equivalente a %.2lf quilogramas ", medida, medida*0.45);<text:line-break/> <text:s text:c="3"/>return 0;<text:line-break/>}</text:p>
      <text:h text:style-name="P17" text:outline-level="4"><text:span text:style-name="T9">22</text:span>. Leia um valor em <text:span text:style-name="T10">jardas</text:span> e apresente-o convertido em <text:span text:style-name="T10">metros</text:span><text:span text:style-name="T7">.</text:span></text:h>
      <text:p text:style-name="P21">M=0,91*J</text:p>
      <text:p text:style-name="P19">#include &lt;stdio.h&gt;<text:line-break/>#include &lt;stdlib.h&gt;<text:line-break/><text:line-break/>int main() {<text:line-break/> <text:s text:c="3"/>float medida;<text:line-break/> <text:s text:c="3"/>//entrada de dados<text:line-break/> <text:s text:c="3"/>printf ("Insira quantos jardas para conversão em metros : \n");<text:line-break/> <text:s text:c="3"/>scanf("%f", &amp;medida);<text:line-break/> <text:s text:c="3"/><text:line-break/> <text:s text:c="3"/>// conversão e exibição<text:line-break/> <text:s text:c="3"/>printf ("%.2f jardas é equivalente a %.2lf metros ", medida, medida*0.91);<text:line-break/> <text:s text:c="3"/>return 0;<text:line-break/>}</text:p>
      <text:h text:style-name="P20" text:outline-level="4"><text:span text:style-name="T9">23</text:span>. Leia um valor em <text:span text:style-name="T10">metros</text:span> e apresente-o convertido em <text:span text:style-name="T10">jardas</text:span><text:span text:style-name="T7">.</text:span></text:h>
      <text:p text:style-name="P21">J=M/0,91</text:p>
      <text:p text:style-name="P21">#include &lt;stdio.h&gt;<text:line-break/>#include &lt;stdlib.h&gt;<text:line-break/><text:line-break/>int main() {<text:line-break/> <text:s text:c="3"/>float medida;<text:line-break/> <text:s text:c="3"/>//entrada de dados<text:line-break/> <text:s text:c="3"/>printf ("Insira quantos metros para conversão em jardas : \n");<text:line-break/> <text:s text:c="3"/>scanf("%f", &amp;medida);<text:line-break/> <text:s text:c="3"/><text:line-break/> <text:s text:c="3"/>// conversão e exibição<text:line-break/> <text:s text:c="3"/>printf ("%.2f metros é equivalente a %.2lf jardas ", medida, medida/0.91);<text:line-break/> <text:s text:c="3"/>return 0;<text:line-break/>}</text:p>
      <text:h text:style-name="P17" text:outline-level="4"><text:span text:style-name="T9">24</text:span>. Leia um valor em <text:span text:style-name="T10">M²</text:span> e apresente-o convertido em <text:span text:style-name="T10">acres</text:span><text:span text:style-name="T7">.</text:span></text:h>
      <text:p text:style-name="P21">A=M*0,000247</text:p>
      <text:p text:style-name="P21">#include &lt;stdio.h&gt;<text:line-break/>#include &lt;stdlib.h&gt;<text:line-break/><text:line-break/>int main() {<text:line-break/> <text:s text:c="3"/>float medida;<text:line-break/> <text:s text:c="3"/>//entrada de dados<text:line-break/> <text:s text:c="3"/>printf ("Insira quantos metros² para conversão em acres : \n");<text:line-break/> <text:s text:c="3"/>scanf("%f", &amp;medida);<text:line-break/> <text:s text:c="3"/><text:line-break/> <text:s text:c="3"/>// conversão e exibição<text:line-break/> <text:s text:c="3"/>printf ("%.2f metros² é equivalente a %.2lf acres ", medida, medida*0.000247);<text:line-break/> <text:s text:c="3"/>return 0;<text:line-break/>}</text:p>
      <text:h text:style-name="P22" text:outline-level="4"><text:span text:style-name="T9">25</text:span>. Leia um valor em <text:span text:style-name="T10">acres</text:span> e apresente-o convertido em <text:span text:style-name="T10">M²</text:span><text:span text:style-name="T7">.</text:span></text:h>
      <text:p text:style-name="P21">M=A*4048,58</text:p>
      <text:p text:style-name="P21">#include &lt;stdio.h&gt;<text:line-break/>#include &lt;stdlib.h&gt;<text:line-break/><text:line-break/>int main() {<text:line-break/> <text:s text:c="3"/>float medida;<text:line-break/> <text:s text:c="3"/>//entrada de dados<text:line-break/> <text:s text:c="3"/>printf ("Insira quantos acres para conversão em metros² : \n");<text:line-break/> <text:s text:c="3"/>scanf("%f", &amp;medida);<text:line-break/> <text:s text:c="3"/><text:line-break/> <text:s text:c="3"/>// conversão e exibição<text:line-break/> <text:s text:c="3"/>printf ("%.2f acres é equivalente a %.2lf metros² ", medida, medida*4048.54);<text:line-break/> <text:s text:c="3"/>return 0;<text:line-break/>}</text:p>
      <text:h text:style-name="P22" text:outline-level="4"><text:span text:style-name="T9">26</text:span>. Leia um valor em <text:span text:style-name="T10">M²</text:span> e apresente-o convertido em <text:span text:style-name="T11">hectares</text:span><text:span text:style-name="T7">.</text:span></text:h>
      <text:p text:style-name="P23">H=M*0,0001</text:p>
      <text:list text:style-name="L2">
        <text:list-item>
          <text:p text:style-name="P24">#include &lt;stdio.h&gt;<text:line-break/>#include &lt;stdlib.h&gt;<text:line-break/><text:line-break/>int main() {<text:line-break/> float medida;<text:line-break/> //entrada de dados<text:line-break/> printf ("Insira quantos metros² para conversão em hectares : \n");<text:line-break/> scanf("%f", &amp;medida);<text:line-break/> <text:line-break/> // conversão e exibição<text:line-break/> printf ("%.2f metros² é equivalente a %.2lf hectares", medida, medida*0.0001);<text:line-break/> return 0;}</text:p>
        </text:list-item>
      </text:list>
      <text:h text:style-name="P22" text:outline-level="4" text:is-list-header="true"><text:span text:style-name="T9">27</text:span>. Leia um valor em <text:span text:style-name="T11">hectares</text:span> e apresente-o convertido em <text:span text:style-name="T10">M²</text:span><text:span text:style-name="T7">.</text:span></text:h>
      <text:p text:style-name="P23">M=H*10000</text:p>
      <text:p text:style-name="P23">#include &lt;stdio.h&gt;<text:line-break/>#include &lt;stdlib.h&gt;<text:line-break/><text:line-break/>int main() {<text:line-break/> <text:s text:c="3"/>float medida;<text:line-break/> <text:s text:c="3"/>//entrada de dados<text:line-break/> <text:s text:c="3"/>printf ("Insira quantos hectares para conversão em metros² : \n");<text:line-break/> <text:s text:c="3"/>scanf("%f", &amp;medida);<text:line-break/> <text:s text:c="3"/><text:line-break/> <text:s text:c="3"/>// conversão e exibição<text:line-break/> <text:s text:c="3"/>printf ("%.2f hectares é equivalente a %.2lf metros²", medida, medida*10000);<text:line-break/> <text:s text:c="3"/>return 0;<text:line-break/>}</text:p>
      <text:h text:style-name="P25" text:outline-level="4">28. <text:span text:style-name="T12">Faça a leitura de três valores e apresente como resultado a soma dos quadrados dos três valores lidos.</text:span></text:h>
      <text:p text:style-name="P19">#include &lt;stdio.h&gt;<text:line-break/>#include &lt;stdlib.h&gt;<text:line-break/><text:line-break/>int main() {<text:line-break/> <text:s text:c="3"/>int a,b,c,valor_total;<text:line-break/> <text:s text:c="3"/>//entrada de dados<text:line-break/> <text:s text:c="3"/>printf ("insira o primeiro número: \n");<text:line-break/> <text:s text:c="3"/>scanf("%d", &amp;a);<text:line-break/> <text:s text:c="3"/>printf ("insira o segundo número: \n");<text:line-break/> <text:s text:c="3"/>scanf("%d", &amp;b);<text:line-break/> <text:s text:c="3"/>printf ("insira o terceiro número: \n");<text:line-break/> <text:s text:c="3"/>scanf("%d", &amp;c);<text:line-break/> <text:s text:c="3"/><text:line-break/> <text:s text:c="3"/>// conversão e exibição<text:line-break/> <text:s text:c="3"/>valor_total=(a*a+b*b+c*c);<text:line-break/> <text:s text:c="3"/>printf ("a soma dos quadrados de %d,%d e %d é %d", a,b,c, valor_total);<text:line-break/> <text:s text:c="3"/>return 0;<text:line-break/>}</text:p>
      <text:h text:style-name="P17" text:outline-level="4"><text:span text:style-name="T9">29</text:span>. Leia <text:span text:style-name="T12">quatro notas, calcule a média aritmética e imprima o resultado</text:span><text:span text:style-name="T7">.</text:span></text:h>
      <text:p text:style-name="P19">#include &lt;stdio.h&gt;<text:line-break/>#include &lt;stdlib.h&gt;<text:line-break/><text:line-break/>int main() {<text:line-break/> <text:s text:c="3"/>float a,b,c,d, media;<text:line-break/> <text:s text:c="3"/>//entrada de dados<text:line-break/> <text:s text:c="3"/>printf ("insira a primeiro nota: \n");<text:line-break/> <text:s text:c="3"/>scanf("%f", &amp;a);<text:line-break/> <text:s text:c="3"/>printf ("insira a segundo nota: \n");<text:line-break/> <text:s text:c="3"/>scanf("%f", &amp;b);<text:line-break/> <text:s text:c="3"/>printf ("insira a terceiro nota: \n");<text:line-break/> <text:s text:c="3"/>scanf("%f", &amp;c);<text:line-break/> <text:s text:c="3"/>printf ("insira a quarta nota: \n");<text:line-break/> <text:s text:c="3"/>scanf("%f", &amp;d);<text:line-break/> <text:s text:c="3"/><text:line-break/> <text:s text:c="3"/>// conversão e exibição<text:line-break/> <text:s text:c="3"/>media=(a+b+c+d)/4;<text:line-break/> <text:s text:c="3"/>printf ("a média de %.2f,%.2f,%.2f e %.2f é %.2f", a,b,c,d, media);<text:line-break/> <text:s text:c="3"/>return 0;<text:line-break/>}</text:p>
      <text:h text:style-name="P17" text:outline-level="4"><text:span text:style-name="T9">30</text:span>. Leia um valor <text:span text:style-name="T13">em real e a cotação do dólar. Em seguida, imprima o valor correspondente em dólares</text:span><text:span text:style-name="T7">.</text:span></text:h>
      <text:p text:style-name="P19">#include &lt;stdio.h&gt;<text:line-break/>#include &lt;stdlib.h&gt;<text:line-break/><text:line-break/>int main() {<text:line-break/> <text:s text:c="3"/>float real, dolar;<text:line-break/> <text:s text:c="3"/>//entrada de dados<text:line-break/> <text:s text:c="3"/>printf ("insira o valor em reais para conversão em dolar: \n");<text:line-break/> <text:s text:c="3"/>scanf("%f", &amp;real);<text:line-break/> <text:s text:c="3"/><text:line-break/> <text:s text:c="3"/>// conversão e exibição<text:line-break/> <text:s text:c="3"/>dolar=real*5.72;<text:line-break/> <text:s text:c="3"/>printf ("%.2f reais equivale a %.2f dolares",real, dolar);<text:line-break/> <text:s text:c="3"/>return 0;<text:line-break/>}</text:p>
      <text:h text:style-name="P17" text:outline-level="4"><text:span text:style-name="T9">31. Leia um </text:span><text:span text:style-name="T14">número inteiro e imprima o seu antecessor e o seu sucessor</text:span><text:span text:style-name="T7">.</text:span></text:h>
      <text:p text:style-name="P19">#include &lt;stdio.h&gt;<text:line-break/>#include &lt;stdlib.h&gt;<text:line-break/><text:line-break/>int main(){<text:line-break/> <text:s text:c="3"/>int a, ant, suc;<text:line-break/> <text:s text:c="3"/>printf("insira um número para descobrir o seu antecessor e sucessor: ");<text:line-break/> <text:s text:c="3"/>scanf ("%d", &amp;a);<text:line-break/> <text:s text:c="3"/><text:line-break/> <text:s text:c="3"/>ant=a-1;<text:line-break/> <text:s text:c="3"/>suc=a+1;<text:line-break/> <text:s text:c="3"/><text:line-break/> <text:s text:c="3"/>printf ("O número antecessor a %d é %d e o sucessor é %d",a,ant,suc);<text:line-break/> <text:s text:c="3"/><text:line-break/> <text:s text:c="3"/>return 0;<text:line-break/>}</text:p>
      <text:h text:style-name="P26" text:outline-level="4"><text:span text:style-name="T9">32</text:span>. <text:span text:style-name="T9">Leia um </text:span><text:span text:style-name="T14">número inteiro e imprima a soma do sucessor de seu triplo com o antecessor de seu dobro.</text:span></text:h>
      <text:p text:style-name="P19">#include &lt;stdio.h&gt;<text:line-break/>#include &lt;stdlib.h&gt;<text:line-break/><text:line-break/>int main(){<text:line-break/> <text:s text:c="3"/>int a, s3, a2, soma;<text:line-break/> <text:s text:c="3"/>printf("insira um número para descobrir a soma do sucessor de seu triplo com o antecessor de seu dobro: ");<text:line-break/> <text:s text:c="3"/>scanf ("%d", &amp;a);<text:line-break/> <text:s text:c="3"/><text:line-break/> <text:s text:c="3"/>s3=(a*3)+1;<text:line-break/> <text:s text:c="3"/>a2=(a*2)-1;<text:line-break/> <text:s text:c="3"/>soma=s3+a2;<text:line-break/> <text:s text:c="3"/><text:line-break/> <text:s text:c="3"/>printf ("O número é %d e a soma do sucessor de seu triplo com o antecessor de seu dobro é %d",a, soma);<text:line-break/> <text:s text:c="3"/><text:line-break/> <text:s text:c="3"/>return 0;<text:line-break/>}</text:p>
      <text:h text:style-name="P17" text:outline-level="4"><text:span text:style-name="T9">33</text:span>. Leia <text:span text:style-name="T14">o tamanho do lado de um quadrado e imprima como resultado a sua área</text:span><text:span text:style-name="T7">.</text:span></text:h>
      <text:p text:style-name="P19">#include &lt;stdio.h&gt;<text:line-break/>#include &lt;stdlib.h&gt;<text:line-break/><text:line-break/>int main(){<text:line-break/> <text:s text:c="3"/>float a, area;<text:line-break/> <text:s text:c="3"/>printf("insira o valor do lado de um quadrado para obter sua área: \n");<text:line-break/> <text:s text:c="3"/>scanf ("%f", &amp;a);<text:line-break/> <text:s text:c="3"/><text:line-break/> <text:s text:c="3"/>area=a*a;<text:line-break/> <text:s text:c="3"/><text:line-break/> <text:s text:c="3"/>printf ("a área de um quadrado de lado %.2f, é %.2f",a, area);<text:line-break/> <text:s text:c="3"/><text:line-break/> <text:s text:c="3"/>return 0;<text:line-break/>}</text:p>
      <text:h text:style-name="P17" text:outline-level="4"><text:span text:style-name="T9">34</text:span>. Leia <text:span text:style-name="T15">o</text:span> valor <text:span text:style-name="T15">do raio de um círculo e calcule e imprima a área do círculo correspondente.</text:span></text:h>
      <text:p text:style-name="P19">#include &lt;stdio.h&gt;<text:line-break/>#include &lt;stdlib.h&gt;<text:line-break/><text:line-break/>int main(){<text:line-break/> <text:s text:c="3"/>float raio, area;<text:line-break/> <text:s text:c="3"/>printf("insira o valor do raio de um círculo para obter sua área: \n");<text:line-break/> <text:s text:c="3"/>scanf ("%f", &amp;raio);<text:line-break/> <text:s text:c="3"/><text:line-break/> <text:s text:c="3"/>area=3.14*(raio*raio);<text:line-break/> <text:s text:c="3"/><text:line-break/> <text:s text:c="3"/>printf ("a área de um círculo de raio %.2f, é %.2f",raio, area);<text:line-break/> <text:s text:c="3"/><text:line-break/> <text:s text:c="3"/>return 0;<text:line-break/>}</text:p>
      <text:h text:style-name="P17" text:outline-level="4"><text:span text:style-name="T9">35</text:span>. <text:span text:style-name="T15">Sejam A e B os catetos de um triângulo, onde a hipotenusa é obtida pela equação padrão. Faça um programa que receba os valores de A e B e calcule o valor da hipotenusa através da equação. Imprima o resultado dessa operação.</text:span></text:h>
      <text:p text:style-name="P19">#include &lt;stdio.h&gt;<text:line-break/>#include &lt;stdlib.h&gt;<text:line-break/>#include &lt;math.h&gt;<text:line-break/><text:line-break/>int main(){<text:line-break/> <text:s text:c="3"/>float A, B, hipo;<text:line-break/> <text:s text:c="3"/>printf("insira os valores dos catetos A e B de um triângulo retângulo para obter o valor da hipotenusa: \n");<text:line-break/> <text:s text:c="3"/>scanf ("%f", &amp;A);<text:line-break/> <text:s text:c="3"/>scanf ("%f", &amp;B);<text:line-break/> <text:s text:c="3"/><text:line-break/> <text:s text:c="3"/>hipo = sqrt((A*A)+(B*B));<text:line-break/> <text:s text:c="3"/><text:line-break/> <text:s text:c="3"/>printf ("para os catetos %.2f e %.2f, o valor da hipotenusa é %.2f",A,B,hipo);<text:line-break/> <text:s text:c="3"/><text:line-break/> <text:s text:c="3"/>return 0;<text:line-break/>}</text:p>
      <text:p text:style-name="P19"/>
      <text:p text:style-name="P27">ou </text:p>
      <text:p text:style-name="P27"/>
      <text:p text:style-name="P27">#include &lt;stdio.h&gt;<text:line-break/>#include &lt;stdlib.h&gt;<text:line-break/>#include &lt;math.h&gt;<text:line-break/><text:line-break/>int main(){<text:line-break/> <text:s text:c="3"/>float A, B, hipo;<text:line-break/> <text:s text:c="3"/>printf("insira os valores dos catetos A e B de um triângulo retângulo para obter o valor da hipotenusa: \n");<text:line-break/> <text:s text:c="3"/>scanf ("%f", &amp;A);<text:line-break/> <text:s text:c="3"/>scanf ("%f", &amp;B);<text:line-break/> <text:s text:c="3"/><text:line-break/> <text:s text:c="3"/>hipo = sqrt(pow(A,2)+pow(B,2));<text:line-break/> <text:s text:c="3"/><text:line-break/> <text:s text:c="3"/>printf ("para os catetos %.2f e %.2f, o valor da hipotenusa é %.2f",A,B,hipo);<text:line-break/> <text:s text:c="3"/><text:line-break/> <text:s text:c="3"/>return 0;<text:line-break/>}</text:p>
      <text:h text:style-name="P17" text:outline-level="4"><text:span text:style-name="T9">36</text:span>. Leia <text:span text:style-name="T15">a altura e o raio de um cilindro circular e imprima o volume do cilindro</text:span><text:span text:style-name="T7">.</text:span></text:h>
      <text:p text:style-name="P19">#include &lt;stdio.h&gt;<text:line-break/>#include &lt;stdlib.h&gt;<text:line-break/>#include &lt;math.h&gt;<text:line-break/><text:line-break/>int main(){<text:line-break/> <text:s text:c="3"/>float raio, alt, vol;<text:line-break/> <text:s text:c="3"/>printf("insira os valores dos catetos A e B de um triângulo retângulo para obter o valor da hipotenusa: \n");<text:line-break/> <text:s text:c="3"/>printf("insira o raio: ");<text:line-break/> <text:s text:c="3"/>scanf ("%f", &amp;raio);<text:line-break/> <text:s text:c="3"/>printf("insira a altura: ");<text:line-break/> <text:s text:c="3"/>scanf ("%f", &amp;alt);<text:line-break/> <text:s text:c="3"/><text:line-break/> <text:s text:c="3"/>vol = 3.14*pow(raio,2)*alt;<text:line-break/> <text:s text:c="3"/><text:line-break/> <text:s text:c="3"/>printf ("para um cilindro circular de base %.2f e altura %.2f, o valor do volume deste sólido é %.2f",raio,alt,vol);<text:line-break/> <text:s text:c="3"/><text:line-break/> <text:s text:c="3"/>return 0;<text:line-break/>}</text:p>
      <text:h text:style-name="P17" text:outline-level="4"><text:span text:style-name="T9">37</text:span>. Leia <text:span text:style-name="T16">o</text:span> valor <text:span text:style-name="T16">de um produto e imprima o valor com desconto, considere o desconto como 12%.</text:span></text:h>
      <text:p text:style-name="P28">#include &lt;stdio.h&gt;<text:line-break/>#include &lt;stdlib.h&gt;</text:p>
      <text:p text:style-name="P28"><text:line-break/>int main(){<text:line-break/> <text:s text:c="3"/>float prod, valor;<text:line-break/> <text:s text:c="3"/>printf("insira o valor do produto: \n");<text:line-break/> <text:s text:c="3"/>scanf ("%f", &amp;prod);<text:line-break/> <text:s text:c="3"/><text:line-break/> <text:s text:c="3"/>valor = prod*0.88;<text:line-break/> <text:s text:c="3"/><text:line-break/> <text:s text:c="3"/>printf ("o valor do produto com o desconto aplicado é de %.2f",valor);<text:line-break/> <text:s text:c="3"/><text:line-break/> <text:s text:c="3"/>return 0;<text:line-break/>}</text:p>
      <text:h text:style-name="P17" text:outline-level="4"><text:span text:style-name="T9">38</text:span>. Leia <text:span text:style-name="T16">o salário de um funcionário. Calcule e imprima o valor do novo salário, sabendo que ele recebeu um aumento de 25%</text:span><text:span text:style-name="T7">.</text:span></text:h>
      <text:p text:style-name="P19">#include &lt;stdio.h&gt;<text:line-break/>#include &lt;stdlib.h&gt;<text:line-break/><text:line-break/>int main(){<text:line-break/> <text:s text:c="3"/>float sal, ajuste;<text:line-break/> <text:s text:c="3"/>printf("insira o atual salário: \n");<text:line-break/> <text:s text:c="3"/>scanf ("%f", &amp;sal);<text:line-break/> <text:s text:c="3"/><text:line-break/> <text:s text:c="3"/>ajuste = sal*1.25;<text:line-break/> <text:s text:c="3"/><text:line-break/> <text:s text:c="3"/>printf ("o valor do salário pós ajuste é de %.2f",ajuste);<text:line-break/> <text:s text:c="3"/><text:line-break/> <text:s text:c="3"/>return 0;<text:line-break/>}</text:p>
      <text:h text:style-name="P17" text:outline-level="4"><text:span text:style-name="T9">39</text:span>. <text:span text:style-name="T16">O valor de R$780.000,00 será dividida entre três ganhadores de um concurso. Sendo que da quantia total:</text:span></text:h>
      <text:p text:style-name="P29">O primeiro receberá: 46%</text:p>
      <text:p text:style-name="P29">O segundo receberá: 32%</text:p>
      <text:p text:style-name="P29">E o terceiro receberá o restante.</text:p>
      <text:p text:style-name="P29">#include &lt;stdio.h&gt;<text:line-break/>#include &lt;stdlib.h&gt;<text:line-break/><text:line-break/>int main(){<text:line-break/> <text:s text:c="3"/>float prize, A,B,C;<text:line-break/> <text:s text:c="3"/>printf("insira o valor do prêmio a ser dividido: \n");<text:line-break/> <text:s text:c="3"/>scanf ("%f", &amp;prize);<text:line-break/> <text:s text:c="3"/><text:line-break/> <text:s text:c="3"/>A=prize*0.46;<text:line-break/> <text:s text:c="3"/>B=prize*0.32;<text:line-break/> <text:s text:c="3"/>C=prize-A-B;<text:line-break/> <text:s text:c="3"/><text:line-break/> <text:s text:c="3"/>printf ("o valor recebido pelo primeiro será %.2f\n",A);<text:line-break/> <text:s text:c="3"/>printf ("o valor recebido pelo segundo será %.2f\n",B);<text:line-break/> <text:s text:c="3"/>printf ("o valor recebido pelo terceiro será %.2f\n",C);<text:line-break/> <text:s text:c="3"/><text:line-break/> <text:s text:c="3"/>return 0;<text:line-break/>}</text:p>
      <text:h text:style-name="P17" text:outline-level="4"><text:span text:style-name="T9">40</text:span>. <text:span text:style-name="T17">Uma empresa contrata um encanador a R$30 por dia</text:span><text:span text:style-name="T7">. </text:span><text:span text:style-name="T17">Faça um programa que solicite o número de dias trabalhados pelo encanador e imprima a quantia líquida que deverá ser paga, sabendo-se que são descontados 8% para imposto de renda.</text:span></text:h>
      <text:p text:style-name="P19">#include &lt;stdio.h&gt;<text:line-break/>#include &lt;stdlib.h&gt;<text:line-break/><text:line-break/>int main(){<text:line-break/> <text:s text:c="3"/><text:line-break/> <text:s text:c="3"/>float recebimento;<text:line-break/> <text:s text:c="3"/>int dias;<text:line-break/> <text:s text:c="3"/>printf("insira o número de dias trabalhados: \n");<text:line-break/> <text:s text:c="3"/>scanf ("%d", &amp;dias);<text:line-break/> <text:s text:c="3"/><text:line-break/> <text:s text:c="3"/>recebimento=(30*dias)*0.92;<text:line-break/> <text:s text:c="3"/><text:line-break/> <text:s text:c="3"/>printf ("para %d dias, o trabalhador receberá %.2f de remuneração",dias,recebimento);<text:line-break/> <text:s text:c="3"/><text:line-break/> <text:s text:c="3"/>return 0;<text:line-break/>}</text:p>
      <text:h text:style-name="P17" text:outline-level="4"><text:span text:style-name="T9">41</text:span>. <text:span text:style-name="T17">Faça um programa que leia o valor da hora de trabalho (em reais) e número de horas trabalhadas no mês. Imprima o valor a ser pago ao funcionário, adicionando 10% sobre o valor calculado</text:span><text:span text:style-name="T7">.</text:span></text:h>
      <text:p text:style-name="P19">#include &lt;stdio.h&gt;<text:line-break/>#include &lt;stdlib.h&gt;<text:line-break/><text:line-break/>int main(){<text:line-break/> <text:s text:c="3"/><text:line-break/> <text:s text:c="3"/>float diaria, horas, recebimento;<text:line-break/> <text:s text:c="3"/><text:line-break/> <text:s text:c="3"/>printf("insira o número de horas trabalhadas: \n");<text:line-break/> <text:s text:c="3"/>scanf ("%f", &amp;horas);<text:line-break/> <text:s text:c="3"/>printf("insira o valor da hora trabalhada: \n");<text:line-break/> <text:s text:c="3"/>scanf ("%f", &amp;diaria);<text:line-break/> <text:s text:c="3"/><text:line-break/> <text:s text:c="3"/>recebimento=(diaria*horas)*1.1;<text:line-break/> <text:s text:c="3"/><text:line-break/> <text:s text:c="3"/>printf ("para %.02f horas trabalhadas, o trabalhador receberá R$%.02f de remuneração",horas,recebimento);<text:line-break/> <text:s text:c="3"/><text:line-break/> <text:s text:c="3"/>return 0;<text:line-break/>}</text:p>
      <text:h text:style-name="P17" text:outline-level="4"><text:span text:style-name="T9">42</text:span>. <text:span text:style-name="T18">Receba o salário base de um funcionário, calcule e imprima o salário a receber, sabendo-se que esse funcionário tem uma gratificação de 5% sobre o salário base. Além disso, ele paga 7% de imposto sobre o salário base</text:span><text:span text:style-name="T7">.</text:span></text:h>
      <text:p text:style-name="P19">#include &lt;stdio.h&gt;<text:line-break/>#include &lt;stdlib.h&gt;<text:line-break/><text:line-break/>int main(){<text:line-break/> <text:s text:c="3"/><text:line-break/> <text:s text:c="3"/>float salario, liquido,grat,impos;<text:line-break/> <text:s text:c="3"/><text:line-break/> <text:s text:c="3"/>printf("insira o valor do salário: \n");<text:line-break/> <text:s text:c="3"/>scanf ("%f", &amp;salario);<text:line-break/> <text:s text:c="3"/><text:line-break/> <text:s text:c="3"/>grat=salario*0.05;<text:line-break/> <text:s text:c="3"/>impos=salario*0.07;<text:line-break/> <text:s text:c="3"/>liquido=salario+grat-impos;<text:line-break/> <text:s text:c="3"/><text:line-break/> <text:s text:c="3"/>printf ("para R$%.02f de salário, o trabalhador receberá R$%02.f de gratificação e pagará R$%.02f de imposto\n",salario,grat,impos);<text:line-break/> <text:s text:c="3"/>printf ("o valor líquido de recebimento será de: R$%.2f\n",liquido);<text:line-break/> <text:s text:c="3"/><text:line-break/> <text:s text:c="3"/>return 0;<text:line-break/>}</text:p>
      <text:h text:style-name="P17" text:outline-level="4"><text:span text:style-name="T9">43</text:span>. <text:span text:style-name="T18">Escreva um programa de ajuda para vendedores. A partir de um valor total lido, mostre:</text:span></text:h>
      <text:p text:style-name="P30">O total a pagar com desconto de 10%</text:p>
      <text:p text:style-name="P30">O valor de cada parcela em 3x sem juros</text:p>
      <text:p text:style-name="P30">A comissão do vendedor no caso da venda ser a vista (5% sobre o valor descontado)</text:p>
      <text:p text:style-name="P30">A comissão do vendedor no caso da venda ser parcelada (5% sobre o valor total)</text:p>
      <text:p text:style-name="P30">#include &lt;stdio.h&gt;<text:line-break/>#include &lt;stdlib.h&gt;<text:line-break/><text:line-break/>int main(){<text:line-break/> <text:s text:c="3"/><text:line-break/> <text:s text:c="3"/>float valor,comis1,comis2,parcela,avista;<text:line-break/> <text:s text:c="3"/><text:line-break/> <text:s text:c="3"/>printf("insira o valor da venda: \n");<text:line-break/> <text:s text:c="3"/>scanf ("%f", &amp;valor);<text:line-break/> <text:s text:c="3"/><text:line-break/> <text:s text:c="3"/>avista=valor*0.90;<text:line-break/> <text:s text:c="3"/>parcela=valor/3;<text:line-break/> <text:s text:c="3"/>comis1=avista*0.05;<text:line-break/> <text:s text:c="3"/>comis2=valor*0.05;<text:line-break/> <text:s text:c="3"/><text:line-break/> <text:s text:c="3"/>printf ("O valor total a vista é R$%.2f\n",avista);<text:line-break/> <text:s text:c="3"/>printf ("A comissão a vista é de R$%.2f\n",comis1);<text:line-break/> <text:s text:c="3"/>printf ("O valor da parcela em 3x sem juros é R$%.2f\n",parcela);<text:line-break/> <text:s text:c="3"/>printf ("A comissão da venda parcelada é R$%.2f\n",comis2);<text:line-break/> <text:s text:c="3"/><text:line-break/> <text:s text:c="3"/>return 0;<text:line-break/>}</text:p>
      <text:p text:style-name="P19"/>
      <text:h text:style-name="P17" text:outline-level="4"><text:span text:style-name="T9">44</text:span>. <text:span text:style-name="T19">Receba a altura do degrau de uma escada e a altura final desejada. Calcule e mostre quantos degraus o usuário deverá subir para alcançar a altura desejada.</text:span></text:h>
      <text:p text:style-name="P19">#include &lt;stdio.h&gt;<text:line-break/>#include &lt;stdlib.h&gt;<text:line-break/><text:line-break/>int main(){<text:line-break/> <text:s text:c="3"/><text:line-break/> <text:s text:c="3"/>float altura,degrau,n_deg;<text:line-break/> <text:s text:c="3"/><text:line-break/> <text:s text:c="3"/>printf("insira a altura desejada da escada em m: \n");<text:line-break/> <text:s text:c="3"/>scanf ("%f", &amp;altura);<text:line-break/> <text:s text:c="3"/>printf("insira a altura de cada degrau em cm: \n");<text:line-break/> <text:s text:c="3"/>scanf ("%f", &amp;degrau);<text:line-break/> <text:s text:c="3"/><text:line-break/> <text:s text:c="3"/>degrau=degrau/100;<text:line-break/> <text:s text:c="3"/>n_deg=altura/degrau;<text:line-break/> <text:s text:c="3"/><text:line-break/> <text:s text:c="3"/>printf ("Para alcançar a altura de %.2fm com degraus de %.2fm (ou %.2fcm), serão necessários %.2f degraus",altura, degrau, (degrau*100),n_deg);<text:line-break/> <text:s text:c="3"/><text:line-break/> <text:s text:c="3"/>return 0;<text:line-break/>}</text:p>
      <text:h text:style-name="P17" text:outline-level="4"><text:span text:style-name="T9">45</text:span>. <text:span text:style-name="T19">Crie um programa para converter uma letra maiúscula em letra minúscula. Use a tabela ASCII para resolver o problema</text:span><text:span text:style-name="T7">.</text:span></text:h>
      <text:p text:style-name="P19">#include &lt;stdio.h&gt;</text:p>
      <text:p text:style-name="P19"/>
      <text:p text:style-name="P19">int main() {</text:p>
      <text:p text:style-name="P19">printf("insira uma única letra maiúscula ou minúscula\n");</text:p>
      <text:p text:style-name="P19">char c = getchar();</text:p>
      <text:p text:style-name="P19">printf("aqui está o CASE complementar dela:\n");</text:p>
      <text:p text:style-name="P19">printf("%c\n", (c &gt;= 'A' &amp;&amp; c &lt;= 'Z') ? c + 32 : (c &gt;= 'a' &amp;&amp; c &lt;= 'z') ? c - 32 : c);</text:p>
      <text:p text:style-name="P19">return 0;</text:p>
      <text:p text:style-name="P19">}</text:p>
      <text:p text:style-name="P19"/>
      <text:h text:style-name="P17" text:outline-level="4"><text:span text:style-name="T9">46</text:span>. <text:span text:style-name="T20">Faça um programa que leia um inteiro positivo de três dígitos (100 a 999) e gere outro número formado pelos mesmos dígitos invertidos do número lido.</text:span></text:h>
      <text:p text:style-name="P19">#include "stdio.h"<text:line-break/>#include "stdlib.h"<text:line-break/><text:line-break/>int main(){<text:line-break/> <text:s text:c="2"/>//entrada de dados<text:line-break/> <text:s text:c="3"/>int numero,dez,cent, unid;<text:line-break/> <text:s text:c="3"/>printf ("Insira um número inteiro de 100 a 999: ");<text:line-break/> <text:s text:c="3"/>scanf ("%d", &amp;numero);<text:line-break/> <text:s text:c="3"/>//validação do número<text:line-break/> <text:s text:c="3"/>while ((numero&lt;100)||(numero&gt;999)){<text:line-break/> <text:s text:c="7"/>printf ("Valor inválido, insira um número inteiro em 100 e 999: ");<text:line-break/> <text:s text:c="7"/>scanf ("%d", &amp;numero);<text:line-break/> <text:s text:c="3"/>}<text:line-break/> <text:s text:c="3"/>cent=numero/100;<text:line-break/> <text:s text:c="3"/>dez=(numero-(cent*100))/10;<text:line-break/> <text:s text:c="3"/>unid=numero-(dez*10)-(cent*100);<text:line-break/> <text:s text:c="3"/><text:line-break/> <text:s text:c="3"/>printf ("O número original é %d, e seu inverso é %d%d%d", numero, unid, dez, cent);<text:line-break/> <text:s text:c="3"/>return 0;<text:line-break/>}</text:p>
      <text:h text:style-name="P17" text:outline-level="4"><text:span text:style-name="T9">47</text:span>. <text:span text:style-name="T21">Leia um número inteiro de 4 dígitos e imprima um número por linha.</text:span></text:h>
      <text:p text:style-name="P19">#include &lt;stdio.h&gt;<text:line-break/>#include &lt;stdlib.h&gt;<text:line-break/><text:line-break/>int main()<text:line-break/>{<text:line-break/> <text:s text:c="3"/>int n, m, c, d, u;<text:line-break/> <text:s text:c="3"/>do{<text:line-break/> <text:s text:c="3"/>printf ("Insira um número de 1000 a 9999: ");<text:line-break/> <text:s text:c="3"/>scanf ("%d", &amp;n);}<text:line-break/> <text:s text:c="3"/>while (n&gt;9999 || n&lt;1000);<text:line-break/> <text:s text:c="3"/><text:line-break/> <text:s text:c="3"/>m=n/1000;<text:line-break/> <text:s text:c="3"/>c=(n-(m*1000))/100;<text:line-break/> <text:s text:c="3"/>d=(n-(m*1000)-(c*100))/10;<text:line-break/> <text:s text:c="3"/>u=(n-(m*1000)-(c*100)-(d*10));<text:line-break/> <text:s text:c="3"/><text:line-break/> <text:s text:c="3"/>printf ("Número: %d\n Milhar: %d\n Centena: %d\n Dezena %d\n Unidade: %d\n", n, m, c, d, u);<text:line-break/> <text:s text:c="3"/><text:line-break/> <text:s text:c="3"/>return 0;<text:line-break/>}</text:p>
      <text:h text:style-name="P17" text:outline-level="4"><text:span text:style-name="T9">48</text:span>. Leia um valor <text:span text:style-name="T22">inteiro em segundos e imprima-o em horas, minutos e segundos</text:span><text:span text:style-name="T7">.</text:span></text:h>
      <text:p text:style-name="P19">#include &lt;stdio.h&gt;<text:line-break/>#include &lt;stdlib.h&gt;<text:line-break/><text:line-break/>int main()<text:line-break/>{<text:line-break/> <text:s text:c="2"/>int s1, s2, h, m;<text:line-break/> <text:s text:c="2"/>printf("Insira os segundos a serem convertidos: ");<text:line-break/> <text:s text:c="2"/>scanf("%d", &amp;s1);<text:line-break/> <text:s text:c="2"/><text:line-break/> <text:s text:c="2"/>h=s1/3600;<text:line-break/> <text:s text:c="2"/>m=(s1-(h*3600))/60;<text:line-break/> <text:s text:c="2"/>s2=s1-(h*3600)-(m*60);<text:line-break/> <text:s text:c="2"/><text:line-break/> <text:s text:c="2"/>printf ("%d segundos equivale a %d horas, %d minutos e %d segundos", s1, h, m, s2);<text:line-break/> <text:s text:c="2"/><text:line-break/> <text:s text:c="2"/>return 0;<text:line-break/>}</text:p>
      <text:h text:style-name="P17" text:outline-level="4"><text:span text:style-name="T9">49</text:span>. <text:span text:style-name="T23">Faça um programa que leia o horário (hora, minuto e segundo) de início e a duração, em segundos, de uma experiência biológica. O programa deve resultar com o novo horário (hora, minuto e segundo) do término da mesma.</text:span></text:h>
      <text:p text:style-name="P19">#include &lt;stdio.h&gt;<text:line-break/>#include &lt;stdlib.h&gt;<text:line-break/><text:line-break/>int main()<text:line-break/>{<text:line-break/> <text:s/>int s1, h1, h2, m1, m2, s2, s3, s4, s5;<text:line-break/> <text:s/><text:line-break/> <text:s/>printf ("Insira o horário de início do experimento a seguir: \n");<text:line-break/> <text:s/>printf ("Hora de início (apenas o valor em hora): \n");<text:line-break/> <text:s/>scanf ("%d", &amp;h1);<text:line-break/> <text:s/>printf ("Minuto de início (apenas o valor dos minutos): \n");<text:line-break/> <text:s/>scanf ("%d", &amp;m1);<text:line-break/> <text:s/>printf ("Segundo de início (apenas o valor dos segundos): \n");<text:line-break/> <text:s/>scanf ("%d", &amp;s1);<text:line-break/> <text:s/>printf ("Insira agora a duração total do experimento (apenas o valor dos segundos): \n");<text:line-break/> <text:s/>scanf ("%d", &amp;s2);<text:line-break/> <text:s/><text:line-break/> <text:s/>s3=(h1*3600)+(m1*60)+s1;<text:line-break/> <text:s/>s4=s3+s2;<text:line-break/> <text:s/>h2=s4/3600;<text:line-break/> <text:s/>m2=(s4-(h2*3600))/60;<text:line-break/> <text:s/>s5=s4-(m2*60)-(h2*3600);<text:line-break/> <text:s/><text:line-break/> <text:s/>printf ("O experimento iniciou-se às %d:%d:%d e se encerrará às: \n %d:%d:%d", h1, m1, s1, h2, m2, s5);<text:line-break/> <text:s/><text:line-break/> <text:s/><text:line-break/> <text:s text:c="2"/>return 0;<text:line-break/>}<text:line-break/></text:p>
      <text:h text:style-name="P17" text:outline-level="4"><text:span text:style-name="T9">50</text:span>. <text:span text:style-name="T24">Implemente um programa que calcule o ano de nascimento de uma pessoa a partir de sua idade e do ano atual</text:span><text:span text:style-name="T7">.</text:span></text:h>
      <text:p text:style-name="P19">#include &lt;stdio.h&gt;<text:line-break/>#include &lt;stdlib.h&gt;<text:line-break/><text:line-break/>int main()<text:line-break/>{<text:line-break/> <text:s/>int ano, age;<text:line-break/> <text:s/><text:line-break/> <text:s/>printf ("Insira sua idade:");<text:line-break/> <text:s/>scanf ("%d", &amp;age);<text:line-break/> <text:s/><text:line-break/> <text:s/>ano=2025-age;<text:line-break/> <text:s/><text:line-break/> <text:s/>printf("Você nasceu no ano: %d", ano);<text:line-break/> <text:s/><text:line-break/> <text:s text:c="2"/>return 0;<text:line-break/>}</text:p>
      <text:h text:style-name="P17" text:outline-level="4"><text:span text:style-name="T9">51</text:span>. <text:span text:style-name="T24">Escreva um programa que leia as coordenadas X e Y de pontos no R² e calcule sua distância de origem (0,0)</text:span><text:span text:style-name="T7">.</text:span></text:h>
      <text:p text:style-name="P19">#include &lt;stdio.h&gt;<text:line-break/>#include &lt;stdlib.h&gt;<text:line-break/>#include &lt;math.h&gt;<text:line-break/><text:line-break/>int main()<text:line-break/>{<text:line-break/> <text:s/>double x, y, distxy;<text:line-break/> <text:s/><text:line-break/> <text:s/>printf ("insira os valores das coordenadas no plano R²: \n");<text:line-break/> <text:s/>printf ("Valor de X: ");<text:line-break/> <text:s/>scanf ("%lf", &amp;x);<text:line-break/> <text:s/>printf ("valor de y: ");<text:line-break/> <text:s/>scanf ("%lf", &amp;y);<text:line-break/> <text:s/><text:line-break/> <text:s/>distxy=sqrt(pow(x,2)+pow(y,2));<text:line-break/> <text:s/><text:line-break/> <text:s/>printf ("A distância de um ponto X,Y no plano cartesiano de sua origem é %.2lf", distxy);<text:line-break/> <text:s text:c="2"/>return 0;<text:line-break/>}</text:p>
      <text:h text:style-name="P17" text:outline-level="4"><text:span text:style-name="T9">52</text:span>. <text:span text:style-name="T25">Três amigos jogaram na loteria. Caso eles ganhem, o prêmio deve ser repartido proporcionalmente ao valor que cada deu para a realização da aposta. Faça um programa que leia quanto cada apostador investiu, o valor do prêmio, e imprima quanto cada um ganharia com base no valor investido.</text:span></text:h>
      <text:p text:style-name="P19">#include &lt;stdio.h&gt;<text:line-break/>#include &lt;stdlib.h&gt;<text:line-break/><text:line-break/>int main()<text:line-break/>{<text:line-break/> <text:s/>float bet1, bet2, bet3, prize, bet, part1, part2, part3;<text:line-break/> <text:s/><text:line-break/> <text:s/>printf ("Insira o investimento da aposta por apostador: \n");<text:line-break/> <text:s/>printf ("Apostador 1: ");<text:line-break/> <text:s/>scanf ("%f", &amp;bet1);<text:line-break/> <text:s/>printf ("Apostador 2: ");<text:line-break/> <text:s/>scanf ("%f", &amp;bet2);<text:line-break/> <text:s/>printf ("Apostador 3: ");<text:line-break/> <text:s/>scanf ("%f", &amp;bet3);<text:line-break/> <text:s/>printf ("Insira o valor do prêmio a ser distribuído: ");<text:line-break/> <text:s/>scanf ("%f", &amp;prize);<text:line-break/> <text:s/><text:line-break/> <text:s/>bet=bet1+bet2+bet3;<text:line-break/> <text:s/>part1=prize*(bet1/bet);<text:line-break/> <text:s/>part2=prize*(bet2/bet);<text:line-break/> <text:s/>part3=prize*(bet3/bet);<text:line-break/> <text:s/><text:line-break/> <text:s/>printf ("O apostador 1 receberá: %.2f\n O apostador 2 receberá: %.2f\n O apostador 3 receberá: %.2f",part1, part2, part3);<text:line-break/> <text:s text:c="2"/>return 0;<text:line-break/>}</text:p>
      <text:h text:style-name="P17" text:outline-level="4"><text:span text:style-name="T9">53. </text:span><text:span text:style-name="T26">Faça um programa que leia as dimensões de um terreno (comprimento e largura), bem como o preço do metro de tela (p)</text:span><text:span text:style-name="T7">. </text:span><text:span text:style-name="T26">Imprima o custo para cercar este terreno com tela.</text:span></text:h>
      <text:p text:style-name="P19">#include &lt;stdio.h&gt;<text:line-break/>#include &lt;stdlib.h&gt;<text:line-break/><text:line-break/>int main()<text:line-break/>{<text:line-break/> <text:s/>float comp, larg, per, custo, cerca;<text:line-break/> <text:s/><text:line-break/> <text:s/>printf ("Insira o comprimento do terreno: ");<text:line-break/> <text:s/>scanf ("%f", &amp;comp);<text:line-break/> <text:s/>printf ("Insira a largura do terreno: ");<text:line-break/> <text:s/>scanf ("%f", &amp;larg);<text:line-break/> <text:s/>printf ("Insira o custo por metro de tela: ");<text:line-break/> <text:s/>scanf ("%f", &amp;custo);<text:line-break/> <text:s/><text:line-break/> <text:s/>cerca=(comp+larg)*2;<text:line-break/> <text:s/><text:line-break/> <text:s/>printf ("Para cercar este terreno com tela custará: R$%.2f",cerca*custo);<text:line-break/> <text:s text:c="2"/>return 0;<text:line-break/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mbusSanL-Regu" svg:font-family="NimbusSanL-Regu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7T20:59:41.997567400</meta:creation-date>
    <dc:date>2025-06-28T21:06:56.852545600</dc:date>
    <meta:editing-duration>PT1H2M40S</meta:editing-duration>
    <meta:editing-cycles>6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143" meta:word-count="3640" meta:character-count="25459" meta:non-whitespace-character-count="19984"/>
  </office:meta>
</office:document-meta>
</file>